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bdd92" officeooo:paragraph-rsid="00059663"/>
    </style:style>
    <style:style style:name="P2" style:family="paragraph" style:parent-style-name="Standard">
      <style:paragraph-properties fo:text-align="center" style:justify-single-word="false"/>
      <style:text-properties fo:font-size="11pt" officeooo:rsid="001a50f1" officeooo:paragraph-rsid="00059663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officeooo:rsid="001a50f1" officeooo:paragraph-rsid="00059663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officeooo:rsid="001bdd92" officeooo:paragraph-rsid="00059663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officeooo:rsid="001d585c" officeooo:paragraph-rsid="00059663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1pt" officeooo:rsid="001ff32d" officeooo:paragraph-rsid="00059663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officeooo:rsid="002015aa" officeooo:paragraph-rsid="00059663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fo:font-size="11pt" officeooo:rsid="00059663" officeooo:paragraph-rsid="00059663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officeooo:rsid="001bdd92" officeooo:paragraph-rsid="00059663"/>
    </style:style>
    <style:style style:name="P10" style:family="paragraph" style:parent-style-name="Standard">
      <style:paragraph-properties fo:text-align="start" style:justify-single-word="false"/>
      <style:text-properties officeooo:rsid="001ff32d" officeooo:paragraph-rsid="00059663"/>
    </style:style>
    <style:style style:name="T1" style:family="text">
      <style:text-properties officeooo:rsid="001bdd92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1d585c" style:font-size-asian="11pt" style:font-size-complex="11pt"/>
    </style:style>
    <style:style style:name="T4" style:family="text">
      <style:text-properties fo:font-size="11pt" officeooo:rsid="002015aa" style:font-size-asian="11pt" style:font-size-complex="11pt"/>
    </style:style>
    <style:style style:name="T5" style:family="text">
      <style:text-properties officeooo:rsid="000596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lan de Curso</text:p>
      <text:p text:style-name="P8">Administración Eclesiástica</text:p>
      <text:p text:style-name="P2">Instituto Bíblico Orlando Herrera Pinzón <text:span text:style-name="T5">de Quetzaltenango</text:span></text:p>
      <text:p text:style-name="P2">Abril-Mayo 2021</text:p>
      <text:p text:style-name="P2"/>
      <text:p text:style-name="P3">1. GENERALIDADES</text:p>
      <text:p text:style-name="P3"><text:s text:c="4"/>1.1…………………………….Unidades <text:span text:style-name="T5">3</text:span></text:p>
      <text:p text:style-name="P3"><text:s text:c="4"/>1.2…………………………….Horas <text:span text:style-name="T5">48</text:span></text:p>
      <text:p text:style-name="P3"><text:s text:c="4"/>1.3…………………………….Área <text:span text:style-name="T5">Ministerio</text:span> </text:p>
      <text:p text:style-name="P3"><text:s text:c="4"/>1.4…………………………….Nivel Especialización <text:span text:style-name="T5">Ministerial</text:span></text:p>
      <text:p text:style-name="P3"><text:s text:c="4"/>1.5…………………………….<text:span text:style-name="T5">Bimestre 2, Sexto Grado</text:span></text:p>
      <text:p text:style-name="P3"><text:s text:c="4"/>1.<text:span text:style-name="T5">6</text:span>…………………………….Libro(s) de texto, <text:span text:style-name="T5">Calderón, Wilfredo. La administración en la </text:span></text:p>
      <text:p text:style-name="P3"><text:s text:c="54"/><text:span text:style-name="T5">iglesia cristiana. Vida, 1982, 175 páginas. </text:span></text:p>
      <text:p text:style-name="P3"><text:s text:c="4"/>1.<text:span text:style-name="T5">7</text:span>…………………………….Libro alternativo, <text:span text:style-name="T5">Kerfoot, H.F. Reglas parlamentarias. Casa </text:span></text:p>
      <text:p text:style-name="P3"><text:s text:c="55"/><text:span text:style-name="T5">Bautista, 1993</text:span></text:p>
      <text:p text:style-name="P3"><text:s text:c="4"/><text:span text:style-name="T1">1.</text:span><text:span text:style-name="T5">8</text:span><text:span text:style-name="T1">…………………………….Profesor: </text:span><text:span text:style-name="T5">Fredy Calderón</text:span></text:p>
      <text:p text:style-name="P3"/>
      <text:p text:style-name="P4">2. DESCRIPCIÓN DE LA MATERIA</text:p>
      <text:p text:style-name="P4">Es un estudio apologético que examina y defiende la evidencia de las doctrinas fundamentales de la iglesia </text:p>
      <text:p text:style-name="P4"/>
      <text:p text:style-name="P4">3. OBJETIVOS</text:p>
      <text:p text:style-name="P4"><text:s text:c="4"/>3.1 CONOCIMIENTOS</text:p>
      <text:p text:style-name="P4"><text:s text:c="10"/>3.1.1 Saber conciliar el método científico con la verdad de las Escrituras. </text:p>
      <text:p text:style-name="P4"><text:s text:c="10"/>3.1.2 Conocer las razones filosóficas, históricas y lógicas del cristianismo. </text:p>
      <text:p text:style-name="P4"/>
      <text:p text:style-name="P4"><text:s text:c="4"/>3.2 HABILIDADES</text:p>
      <text:p text:style-name="P4"><text:s text:c="10"/>3.2.1 Aplicar el método científico en defensa de la fe cristiana. </text:p>
      <text:p text:style-name="P4"><text:s text:c="10"/>3.2.2 Utilizar los argumentos apologéticos ante la oposición en contra de la fe cristiana. </text:p>
      <text:p text:style-name="P4"><text:s text:c="10"/>3.2.3 Razonar lógicamente, basado en los hechos históricos y en la revelación de Dios a través de <text:s text:c="44"/></text:p>
      <text:p text:style-name="P4"><text:s text:c="19"/>la Biblia. </text:p>
      <text:p text:style-name="P4"/>
      <text:p text:style-name="P4"><text:s text:c="4"/>3.3 ACTITUDES</text:p>
      <text:p text:style-name="P4"><text:s text:c="10"/>3.3.1 apreciar la importancia de la argumentación científica en defensa de la fe cristiana. </text:p>
      <text:p text:style-name="P4"><text:s text:c="10"/>3.3.2 Valorar la importancia del estudio de la apologética bíblica ante los desafíos del mundo.</text:p>
      <text:p text:style-name="P4"/>
      <text:p text:style-name="P4">4. TEMÁTICA BÁSICA</text:p>
      <text:p text:style-name="P4"><text:s text:c="4"/>4.1 La existencia de Dios</text:p>
      <text:p text:style-name="P4"><text:s text:c="4"/>4.2 El origen divino de las Sagradas Escrituras</text:p>
      <text:p text:style-name="P4"><text:s text:c="4"/>4.3 Jesucristo</text:p>
      <text:p text:style-name="P4"><text:s text:c="4"/>4.4 La experiencia personal </text:p>
      <text:p text:style-name="P4"><text:s text:c="4"/>4.5 Los milagros </text:p>
      <text:p text:style-name="P4"><text:s text:c="4"/>4.6 La existencia de la Iglesia </text:p>
      <text:p text:style-name="P4"><text:s text:c="4"/>4.7 Las profecías cumplidas</text:p>
      <text:p text:style-name="P4"><text:s text:c="4"/>4.8 La creencia en la inmortalidad y el juicio final, inherente a todo individuo. </text:p>
      <text:p text:style-name="P4"><text:s text:c="4"/>4.9 El pueblo de Israel</text:p>
      <text:p text:style-name="P4"/>
      <text:p text:style-name="P4">5. SUGERENCIAS METODOLÓGICAS</text:p>
      <text:p text:style-name="P9"><text:span text:style-name="T2"><text:s text:c="4"/>5.1 Elaborarán una lista de objeciones a las creencias del cristian</text:span><text:span text:style-name="T3">ismo y como refutar cada una de ellas. </text:span></text:p>
      <text:p text:style-name="P5"><text:s text:c="4"/>5.2 Investigar declaraciones científicas que corroboren las verdades bíblicas. </text:p>
      <text:p text:style-name="P5"><text:s text:c="4"/>5.3 Dos grupos prepararán un diálogo y lo presentarán a la clase; un grupo hablará de objeciones a la</text:p>
      <text:p text:style-name="P5"><text:s text:c="10"/>veracidad de la Biblia; el otro lo refutará, y la clase evaluará la presentación. </text:p>
      <text:p text:style-name="P5"/>
      <text:p text:style-name="P6">5.4 Coleccionar artículos seleccionados de periódicos, revistas y libros que den testimonios de la veracidad de</text:p>
      <text:p text:style-name="P6"><text:soft-page-break/><text:s text:c="6"/>la Biblia. </text:p>
      <text:p text:style-name="P6"/>
      <text:p text:style-name="P6">6. CRITERIOS GENERALES DE EVALUACIÓN</text:p>
      <text:p text:style-name="P6"><text:s text:c="4"/>6.1 Primer trabajo de investigación bibliográfica sobre el </text:p>
      <text:p text:style-name="P6"><text:s text:c="10"/>tema “La singularidad en la Biblia”…………………………………….20%</text:p>
      <text:p text:style-name="P6"><text:s text:c="4"/>6.2 Segundo trabajo de investigación bibliográfica sobre el <text:line-break/> <text:s text:c="9"/>tema “La muerte y la resurrección de Jesucristo”………………………20%</text:p>
      <text:p text:style-name="P6"><text:s text:c="4"/>6.3 Tercer trabajo de investigación sobre el tema “La </text:p>
      <text:p text:style-name="P6"><text:s text:c="11"/>supervivencia de Israel”………………………………………………..20%</text:p>
      <text:p text:style-name="P6"><text:s text:c="4"/>6.4 Primera Evaluación……………………………………………………..20%</text:p>
      <text:p text:style-name="P6"><text:s text:c="4"/>6.5 Segunda Evaluación…………………………………………………….20%</text:p>
      <text:p text:style-name="P6"><text:s text:c="47"/>TOTAL…………………………………………100%</text:p>
      <text:p text:style-name="P6"/>
      <text:p text:style-name="P7">7. BIBLIOGRAFÍA</text:p>
      <text:p text:style-name="P7">Anderson, Sir Robert, El silencio de Dios, Publicaciones Portavoz Evangélico</text:p>
      <text:p text:style-name="P7">Baez Camargo, Gonzalo, Comentario arqueológico de la Biblia, Editorial Caribe</text:p>
      <text:p text:style-name="P7">Barner, Thomas G., Origen y destino del campo magnético de la tierra, Editorial Clie</text:p>
      <text:p text:style-name="P7">Behe, Michael, La caja negra de Darwin – El reto de la bioquímica a la evaluación, Andres Bello, 1996</text:p>
      <text:p text:style-name="P7">Bettex, F., La religión y las ciencias naturales, Editorial Clie </text:p>
      <text:p text:style-name="P7">Bigg, Derek, La racionalidad de la revelación, Ediciones Evangélicas Europeas, 1971</text:p>
      <text:p text:style-name="P7">Boa, Kenneth D. y Bowman, Robert M. Jr., 20 evidencias irrefutables de que Dios existe, Editorial Vida, 2006</text:p>
      <text:p text:style-name="P7">Boque, David B., La divina autoridad del Nuevo Testamento, Editorial Caribe </text:p>
      <text:p text:style-name="P7">Boullenger, E.W., El testimonio de las estrellas, Editorial desconocido, 1999</text:p>
      <text:p text:style-name="P7">Bowden, Malcolm, Los -hombres simios- ¿realidad o ficción?, Editorial Clie</text:p>
      <text:p text:style-name="P7">Brown, Al, Maravillosamente hecho, Casa Bautista de Publicaciones</text:p>
      <text:p text:style-name="P7">Bruce, F.F., Defensa apostólica del evangelio, Ediciones Certeza Unidades</text:p>
      <text:p text:style-name="P10"><text:span text:style-name="T4">Bruce, F.F., Jesús y los orígenes del cristianismo fuera del Nuevo Testamento, Editorial Caribe </text:span><text:span text:style-name="T2"><text:s/>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12:29:49.752474613</meta:creation-date>
    <dc:date>2021-01-31T12:34:50.822565995</dc:date>
    <meta:editing-duration>PT5M2S</meta:editing-duration>
    <meta:editing-cycles>1</meta:editing-cycles>
    <meta:document-statistic meta:table-count="0" meta:image-count="0" meta:object-count="0" meta:page-count="2" meta:paragraph-count="69" meta:word-count="525" meta:character-count="4182" meta:non-whitespace-character-count="3250"/>
    <meta:generator>LibreOffice/6.4.4.2$Linux_X86_64 LibreOffice_project/40$Build-2</meta:generator>
  </office:meta>
</office:document-meta>
</file>